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800000032DAF14BFF94FBCD6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fo:color="#333333" loext:opacity="100%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Heading_20_3">
      <style:text-properties fo:color="#333333" loext:opacity="100%" fo:font-size="18pt" fo:language="ru" fo:country="RU" fo:font-style="italic" fo:font-weight="bold" officeooo:rsid="00060990" officeooo:paragraph-rsid="0006099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2a6099" loext:opacity="100%" style:font-name="DejaVu Sans Mono"/>
    </style:style>
    <style:style style:name="P5" style:family="paragraph" style:parent-style-name="Standard">
      <style:text-properties officeooo:paragraph-rsid="00060990"/>
    </style:style>
    <style:style style:name="P6" style:family="paragraph" style:parent-style-name="Standard">
      <style:text-properties fo:color="#000000" loext:opacity="100%" officeooo:paragraph-rsid="00060990"/>
    </style:style>
    <style:style style:name="P7" style:family="paragraph" style:parent-style-name="Standard">
      <style:text-properties fo:color="#000000" loext:opacity="100%" fo:language="ru" fo:country="RU" officeooo:rsid="00060990" officeooo:paragraph-rsid="00060990"/>
    </style:style>
    <style:style style:name="P8" style:family="paragraph" style:parent-style-name="Standard">
      <style:text-properties fo:font-size="13pt" style:font-size-asian="13pt" style:font-size-complex="13pt"/>
    </style:style>
    <style:style style:name="P9" style:family="paragraph" style:parent-style-name="Standard">
      <style:text-properties fo:color="#1c1c1c" loext:opacity="100%" fo:font-size="18pt" fo:language="en" fo:country="US" fo:font-weight="bold" officeooo:rsid="00060990" officeooo:paragraph-rsid="00060990" style:font-size-asian="18pt" style:font-weight-asian="bold" style:font-size-complex="18pt" style:font-weight-complex="bold"/>
    </style:style>
    <style:style style:name="P10" style:family="paragraph" style:parent-style-name="Text_20_body">
      <style:text-properties fo:color="#aaaaaa" loext:opacity="100%" fo:font-size="18pt" fo:language="ru" fo:country="RU" fo:font-style="italic" fo:font-weight="bold" officeooo:rsid="00060990" officeooo:paragraph-rsid="00060990" style:font-size-asian="18pt" style:font-weight-asian="bold" style:font-size-complex="18pt" style:font-weight-complex="bold"/>
    </style:style>
    <style:style style:name="T1" style:family="text">
      <style:text-properties fo:color="#333333" loext:opacity="100%" fo:font-size="12pt" style:font-size-asian="12pt" style:font-size-complex="12pt"/>
    </style:style>
    <style:style style:name="T2" style:family="text">
      <style:text-properties fo:color="#333333" loext:opacity="100%" style:font-name="Courier New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666666" loext:opacity="100%" style:font-name="Courier New"/>
    </style:style>
    <style:style style:name="T4" style:family="text">
      <style:text-properties fo:color="#c9211e" loext:opacity="100%" style:font-name="Courier New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c9211e" loext:opacity="100%" style:font-name="Courier New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6" style:family="text">
      <style:text-properties fo:color="#c9211e" loext:opacity="100%" style:font-name="Courier New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c9211e" loext:opacity="100%" style:font-name="Courier New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8" style:family="text">
      <style:text-properties fo:color="#c9211e" loext:opacity="100%" style:font-name="Courier New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9" style:family="text">
      <style:text-properties fo:color="#c9211e" loext:opacity="100%" style:font-name="Courier New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color="#c9211e" loext:opacity="100%" style:font-name="Courier New" fo:font-size="12pt" style:font-size-asian="12pt" style:font-size-complex="12pt"/>
    </style:style>
    <style:style style:name="T11" style:family="text">
      <style:text-properties fo:color="#c9211e" loext:opacity="100%" style:font-name="Courier New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2" style:family="text">
      <style:text-properties fo:color="#c9211e" loext:opacity="100%" style:font-name="Courier New" fo:font-size="13pt" style:font-size-asian="13pt" style:font-size-complex="13pt"/>
    </style:style>
    <style:style style:name="T13" style:family="text">
      <style:text-properties fo:color="#c9211e" loext:opacity="100%" style:font-name="Courier New" fo:font-size="13pt" fo:font-weight="normal" fo:background-color="#ffffff" loext:char-shading-value="0" style:font-size-asian="13pt" style:font-weight-asian="normal" style:font-size-complex="13pt" style:font-weight-complex="normal"/>
    </style:style>
    <style:style style:name="T14" style:family="text">
      <style:text-properties fo:color="#c9211e" loext:opacity="100%" fo:font-size="12pt" style:font-size-asian="12pt" style:font-size-complex="12pt"/>
    </style:style>
    <style:style style:name="T15" style:family="text">
      <style:text-properties fo:color="#c9211e" loext:opacity="100%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16" style:family="text">
      <style:text-properties style:font-name="Courier New"/>
    </style:style>
    <style:style style:name="T17" style:family="text">
      <style:text-properties style:font-name="Courier New" fo:font-size="12pt" style:font-size-asian="12pt" style:font-size-complex="12pt"/>
    </style:style>
    <style:style style:name="T18" style:family="text">
      <style:text-properties style:font-name="Courier New" fo:font-size="14pt" style:font-size-asian="14pt" style:font-size-complex="14pt"/>
    </style:style>
    <style:style style:name="T19" style:family="text">
      <style:text-properties style:font-name="Courier New" fo:background-color="#ffffff" loext:char-shading-value="0"/>
    </style:style>
    <style:style style:name="T20" style:family="text">
      <style:text-properties style:font-name="Courier New" fo:background-color="#ffffff" loext:char-shading-value="0"/>
    </style:style>
    <style:style style:name="T21" style:family="text">
      <style:text-properties style:font-name="Courier New" fo:language="ru" fo:country="RU" officeooo:rsid="00060990"/>
    </style:style>
    <style:style style:name="T22" style:family="text">
      <style:text-properties style:font-name="Courier New" fo:language="ru" fo:country="RU" officeooo:rsid="00060990" fo:background-color="#ffffff" loext:char-shading-value="0"/>
    </style:style>
    <style:style style:name="T23" style:family="text">
      <style:text-properties style:font-name="Courier New" fo:font-style="italic"/>
    </style:style>
    <style:style style:name="T24" style:family="text">
      <style:text-properties fo:color="#000000" loext:opacity="100%" style:font-name="Courier New"/>
    </style:style>
    <style:style style:name="T25" style:family="text">
      <style:text-properties fo:color="#000000" loext:opacity="100%" style:font-name="Courier New" fo:font-weight="normal" style:font-weight-asian="normal" style:font-weight-complex="normal"/>
    </style:style>
    <style:style style:name="T26" style:family="text">
      <style:text-properties fo:color="#000000" loext:opacity="100%" style:font-name="Courier New" fo:font-style="italic" style:font-style-asian="italic" style:font-style-complex="italic"/>
    </style:style>
    <style:style style:name="T27" style:family="text">
      <style:text-properties fo:color="#000000" loext:opacity="100%" style:font-name="Courier New" fo:font-size="15pt" style:font-size-asian="15pt" style:font-size-complex="15pt"/>
    </style:style>
    <style:style style:name="T28" style:family="text">
      <style:text-properties fo:color="#000000" loext:opacity="100%" style:font-name="Courier New" fo:font-size="15pt" fo:font-style="italic" style:font-size-asian="15pt" style:font-style-asian="italic" style:font-size-complex="15pt" style:font-style-complex="italic"/>
    </style:style>
    <style:style style:name="T29" style:family="text">
      <style:text-properties fo:color="#000000" loext:opacity="100%" style:font-name="Courier New" officeooo:rsid="0005d7cc"/>
    </style:style>
    <style:style style:name="T30" style:family="text">
      <style:text-properties fo:color="#000000" loext:opacity="100%" style:font-name="Courier New" fo:language="ru" fo:country="RU" officeooo:rsid="00060990"/>
    </style:style>
    <style:style style:name="T31" style:family="text">
      <style:text-properties fo:color="#000000" loext:opacity="100%" style:font-name="Courier New" fo:font-size="14pt" style:font-size-asian="14pt" style:font-size-complex="14pt"/>
    </style:style>
    <style:style style:name="T32" style:family="text">
      <style:text-properties fo:color="#000000" loext:opacity="100%" style:font-name="Courier New" fo:font-size="14pt" fo:font-weight="normal" style:font-size-asian="14pt" style:font-weight-asian="normal" style:font-size-complex="14pt" style:font-weight-complex="normal"/>
    </style:style>
    <style:style style:name="T33" style:family="text">
      <style:text-properties fo:color="#000000" loext:opacity="100%" style:font-name="Courier New" fo:font-size="13pt" fo:font-weight="normal" style:font-size-asian="13pt" style:font-weight-asian="normal" style:font-size-complex="13pt" style:font-weight-complex="normal"/>
    </style:style>
    <style:style style:name="T34" style:family="text">
      <style:text-properties fo:color="#000000" loext:opacity="100%" style:font-name="Courier New" fo:font-size="13pt" style:font-size-asian="13pt" style:font-size-complex="13pt"/>
    </style:style>
    <style:style style:name="T35" style:family="text">
      <style:text-properties fo:color="#000000" loext:opacity="100%" style:font-name="Courier New" fo:font-size="13pt" fo:font-style="italic" style:font-size-asian="13pt" style:font-style-asian="italic" style:font-size-complex="13pt" style:font-style-complex="italic"/>
    </style:style>
    <style:style style:name="T36" style:family="text">
      <style:text-properties fo:color="#000000" loext:opacity="100%" style:font-name="Courier New" fo:font-size="12pt" fo:font-weight="normal" style:font-size-asian="12pt" style:font-weight-asian="normal" style:font-size-complex="12pt" style:font-weight-complex="normal"/>
    </style:style>
    <style:style style:name="T37" style:family="text">
      <style:text-properties fo:color="#000000" loext:opacity="100%" style:font-name="Courier New" fo:font-size="12pt" style:font-size-asian="12pt" style:font-size-complex="12pt"/>
    </style:style>
    <style:style style:name="T38" style:family="text">
      <style:text-properties fo:color="#000000" loext:opacity="100%" style:font-name="Courier New" fo:font-size="12pt" fo:font-style="italic" style:font-size-asian="12pt" style:font-style-asian="italic" style:font-size-complex="12pt" style:font-style-complex="italic"/>
    </style:style>
    <style:style style:name="T39" style:family="text">
      <style:text-properties fo:color="#000000" loext:opacity="100%" fo:font-size="14pt" style:font-size-asian="14pt" style:font-size-complex="14pt"/>
    </style:style>
    <style:style style:name="T40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41" style:family="text">
      <style:text-properties fo:color="#000000" loext:opacity="100%" fo:font-weight="normal" style:font-weight-asian="normal" style:font-weight-complex="normal"/>
    </style:style>
    <style:style style:name="T42" style:family="text"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T43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color="#2a6099" loext:opacity="100%" style:font-name="Courier New"/>
    </style:style>
    <style:style style:name="T45" style:family="text">
      <style:text-properties fo:color="#ff8000" loext:opacity="100%" style:font-name="Courier New" fo:language="ru" fo:country="RU" officeooo:rsid="00060990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color="#8d281e" loext:opacity="100%"/>
    </style:style>
    <style:style style:name="T49" style:family="text">
      <style:text-properties fo:color="#8d281e" loext:opacity="100%" fo:font-size="13pt" fo:font-weight="normal" style:font-size-asian="13pt" style:font-weight-asian="normal" style:font-size-complex="13pt" style:font-weight-complex="normal"/>
    </style:style>
    <style:style style:name="T50" style:family="text">
      <style:text-properties fo:color="#8d281e" loext:opacity="100%" fo:font-size="13pt" style:font-size-asian="13pt" style:font-size-complex="13pt"/>
    </style:style>
    <style:style style:name="T51" style:family="text">
      <style:text-properties fo:color="#8d281e" loext:opacity="100%" fo:font-size="12pt" style:font-size-asian="12pt" style:font-size-complex="12pt"/>
    </style:style>
    <style:style style:name="T52" style:family="text">
      <style:text-properties fo:color="#ea7500" loext:opacity="100%" fo:font-size="12pt" style:font-size-asian="12pt" style:font-size-complex="12pt"/>
    </style:style>
    <style:style style:name="T53" style:family="text">
      <style:text-properties fo:color="#aaaaaa" loext:opacity="100%" style:font-name="Courier New" fo:font-style="italic"/>
    </style:style>
    <style:style style:name="T54" style:family="text">
      <style:text-properties fo:color="#158466" loext:opacity="100%" style:font-name="Courier New"/>
    </style:style>
    <style:style style:name="T55" style:family="text">
      <style:text-properties fo:color="#158466" loext:opacity="100%" style:font-name="Courier New" fo:font-weight="bold" style:font-weight-asian="bold" style:font-weight-complex="bold"/>
    </style:style>
    <style:style style:name="T56" style:family="text">
      <style:text-properties fo:color="#1e6a39" loext:opacity="100%" style:font-name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Introduction to 2D Array </text:p>
      <text:p text:style-name="Standard"/>
      <text:p text:style-name="Standard"/>
      <text:p text:style-name="Standard"><text:span text:style-name="T34">S</text:span><text:span text:style-name="T35">imilar to a one-dimensional array, </text:span><text:span text:style-name="T11">a </text:span><text:span text:style-name="Source_20_Text"><text:span text:style-name="T11">two-dimensional array</text:span></text:span><text:span text:style-name="T35"> also consists of a sequence of elements. But the elements can be laid out in </text:span><text:span text:style-name="T11">a </text:span><text:span text:style-name="Source_20_Text"><text:span text:style-name="T11">rectangular grid</text:span></text:span><text:span text:style-name="T35"> rather than a line.</text:span><text:span text:style-name="T34"> </text:span></text:p>
      <text:p text:style-name="P8"><text:span text:style-name="T24"/></text:p>
      <text:p text:style-name="Standard"><text:span text:style-name="T24"/></text:p>
      <text:h text:style-name="P1" text:outline-level="3"><text:span text:style-name="T16">An Example</text:span></text:h>
      <text:p text:style-name="Standard"><text:span text:style-name="T3">Let's take a look at an example of using a two-dimensional array:</text:span><text:span text:style-name="T24"> </text:span></text:p>
      <text:p text:style-name="Standard"><text:span text:style-name="T24"/></text:p>
      <text:p text:style-name="P4">#include &lt;iostream&gt;</text:p>
      <text:p text:style-name="Standard"><text:span text:style-name="T24"/></text:p>
      <text:p text:style-name="Standard"><text:span text:style-name="T44">template</text:span><text:span text:style-name="T24"> </text:span><text:span text:style-name="T44">&lt;</text:span><text:span text:style-name="T24">size_t n, size_t m</text:span><text:span text:style-name="T44">&gt;</text:span></text:p>
      <text:p text:style-name="Standard"><text:span text:style-name="T44">void</text:span><text:span text:style-name="T24"> printArray(</text:span><text:span text:style-name="T44">int</text:span><text:span text:style-name="T24"> (</text:span><text:span text:style-name="T44">&amp;</text:span><text:span text:style-name="T24">a)[n][m]) {</text:span></text:p>
      <text:p text:style-name="Standard"><text:span text:style-name="T24"><text:s text:c="4"/></text:span><text:span text:style-name="T44">for</text:span><text:span text:style-name="T24"> (</text:span><text:span text:style-name="T44">int</text:span><text:span text:style-name="T24"> i </text:span><text:span text:style-name="T44">= 0</text:span><text:span text:style-name="T24">; i </text:span><text:span text:style-name="T44">&lt;</text:span><text:span text:style-name="T24"> n; ++i) {</text:span></text:p>
      <text:p text:style-name="Standard"><text:span text:style-name="T24"><text:s text:c="8"/></text:span><text:span text:style-name="T44">for</text:span><text:span text:style-name="T24"> (</text:span><text:span text:style-name="T44">int</text:span><text:span text:style-name="T24"> j </text:span><text:span text:style-name="T44">= 0</text:span><text:span text:style-name="T24">; j </text:span><text:span text:style-name="T44">&lt;</text:span><text:span text:style-name="T24"> m; </text:span><text:span text:style-name="T44">++</text:span><text:span text:style-name="T24">j) {</text:span></text:p>
      <text:p text:style-name="Standard"><text:span text:style-name="T24"><text:s text:c="12"/></text:span><text:span text:style-name="T29">std::</text:span><text:span text:style-name="T24">cout </text:span><text:span text:style-name="T44">&lt;&lt;</text:span><text:span text:style-name="T24"> a[i][j] </text:span><text:span text:style-name="T44">&lt;&lt;</text:span><text:span text:style-name="T24"> " ";</text:span></text:p>
      <text:p text:style-name="Standard"><text:span text:style-name="T24"><text:s text:c="8"/>}</text:span></text:p>
      <text:p text:style-name="Standard"><text:span text:style-name="T24"><text:s text:c="8"/></text:span><text:span text:style-name="T29">std::</text:span><text:span text:style-name="T24">cout </text:span><text:span text:style-name="T44">&lt;&lt; </text:span><text:span text:style-name="T29">std::</text:span><text:span text:style-name="T24">endl;</text:span></text:p>
      <text:p text:style-name="Standard"><text:span text:style-name="T24"><text:s text:c="4"/>}</text:span></text:p>
      <text:p text:style-name="Standard"><text:span text:style-name="T24">}</text:span></text:p>
      <text:p text:style-name="Standard"><text:span text:style-name="T24"/></text:p>
      <text:p text:style-name="Standard"><text:span text:style-name="T44">int</text:span><text:span text:style-name="T24"> main() </text:span><text:span text:style-name="T44">{</text:span></text:p>
      <text:p text:style-name="Standard"><text:span text:style-name="T24"><text:s text:c="4"/>cout </text:span><text:span text:style-name="T44">&lt;&lt;</text:span><text:span text:style-name="T24"> </text:span><text:span text:style-name="T55">"Example I:"</text:span><text:span text:style-name="T24"> </text:span><text:span text:style-name="T44">&lt;&lt;</text:span><text:span text:style-name="T24"> endl;</text:span></text:p>
      <text:p text:style-name="Standard"><text:span text:style-name="T24"><text:s text:c="4"/></text:span><text:span text:style-name="T44">int</text:span><text:span text:style-name="T24"> a[</text:span><text:span text:style-name="T44">2</text:span><text:span text:style-name="T24">][</text:span><text:span text:style-name="T44">5</text:span><text:span text:style-name="T24">];</text:span></text:p>
      <text:p text:style-name="Standard"><text:span text:style-name="T24"><text:s text:c="4"/>printArray(a);</text:span></text:p>
      <text:p text:style-name="Standard"><text:span text:style-name="T24"><text:s text:c="4"/>cout </text:span><text:span text:style-name="T44">&lt;&lt;</text:span><text:span text:style-name="T24"> </text:span><text:span text:style-name="T55">"Example II:"</text:span><text:span text:style-name="T24"> </text:span><text:span text:style-name="T44">&lt;&lt;</text:span><text:span text:style-name="T24"> endl;</text:span></text:p>
      <text:p text:style-name="Standard"><text:span text:style-name="T24"><text:s text:c="4"/>int b[</text:span><text:span text:style-name="T44">2</text:span><text:span text:style-name="T24">][</text:span><text:span text:style-name="T44">5</text:span><text:span text:style-name="T24">] = </text:span><text:span text:style-name="T44">{{1, 2, 3}}</text:span><text:span text:style-name="T24">;</text:span></text:p>
      <text:p text:style-name="Standard"><text:span text:style-name="T24"><text:s text:c="4"/>printArray(b);</text:span></text:p>
      <text:p text:style-name="Standard"><text:span text:style-name="T24"><text:s text:c="4"/>cout </text:span><text:span text:style-name="T44">&lt;&lt;</text:span><text:span text:style-name="T24"> </text:span><text:span text:style-name="T55">"Example III:"</text:span><text:span text:style-name="T44">&lt;&lt;</text:span><text:span text:style-name="T24"> endl;</text:span></text:p>
      <text:p text:style-name="Standard"><text:span text:style-name="T24"><text:s text:c="4"/>int c[][</text:span><text:span text:style-name="T44">5</text:span><text:span text:style-name="T24">] </text:span><text:span text:style-name="T44">= {1, 2, 3, 4, 5, 6, 7}</text:span><text:span text:style-name="T24">;</text:span></text:p>
      <text:p text:style-name="Standard"><text:span text:style-name="T24"><text:s text:c="4"/>printArray(c);</text:span></text:p>
      <text:p text:style-name="Standard"><text:span text:style-name="T24"><text:s text:c="4"/>cout </text:span><text:span text:style-name="T44">&lt;&lt;</text:span><text:span text:style-name="T24"> </text:span><text:span text:style-name="T55">"Example IV:"</text:span><text:span text:style-name="T24"> </text:span><text:span text:style-name="T44">&lt;&lt;</text:span><text:span text:style-name="T24"> endl;</text:span></text:p>
      <text:p text:style-name="Standard"><text:span text:style-name="T24"><text:s text:c="4"/>int d[][</text:span><text:span text:style-name="T44">5</text:span><text:span text:style-name="T24">] </text:span><text:span text:style-name="T44">= {{1, 2, 3, 4}, {5, 6}, {7}}</text:span><text:span text:style-name="T24">;</text:span></text:p>
      <text:p text:style-name="Standard"><text:span text:style-name="T24"><text:s text:c="4"/>printArray(d);</text:span></text:p>
      <text:p text:style-name="P5"><text:span text:style-name="T24">}</text:span></text:p>
      <text:p text:style-name="P5"><text:span text:style-name="T24"/></text:p>
      <text:p text:style-name="P5"><text:span text:style-name="T45">====================================================</text:span><text:span text:style-name="T24"><text:tab/></text:span></text:p>
      <text:h text:style-name="P2" text:outline-level="3"><text:span text:style-name="T16">Principle</text:span></text:h>
      <text:p text:style-name="P10"><text:span text:style-name="T33">In some languages, the multidimensional array is actually </text:span><text:span text:style-name="Source_20_Text"><text:span text:style-name="T12">implemented internally as a one-dimensional array</text:span></text:span><text:span text:style-name="T13"> </text:span><text:span text:style-name="T33">while in some other languages, there is </text:span><text:span text:style-name="Source_20_Text"><text:span text:style-name="T12">actually no multidimensional array</text:span></text:span><text:span text:style-name="T33"> at all.</text:span></text:p>
      <text:p text:style-name="Text_20_body"> </text:p>
      <text:p text:style-name="Text_20_body"><text:soft-page-break/><text:span text:style-name="Strong_20_Emphasis"><text:span text:style-name="T16">1. C++ stores the two-dimensional array as a one-dimensional array.</text:span></text:span></text:p>
      <text:p text:style-name="Text_20_body"><text:span text:style-name="T16">The picture below shows the actual structure of a </text:span><text:span text:style-name="Variable"><text:span text:style-name="T16">M * N</text:span></text:span><text:span text:style-name="T16"> array </text:span><text:span text:style-name="Variable"><text:span text:style-name="T16">A</text:span></text:span><text:span text:style-name="T16">:</text:span></text:p>
      <text:p text:style-name="Text_20_body"/>
      <text:p text:style-name="P10"><draw:frame draw:style-name="fr1" draw:name="Изображение1" text:anchor-type="char" svg:x="0.166cm" svg:y="-0.302cm" svg:width="12.912cm" svg:height="1.323cm" draw:z-index="0"><draw:image xlink:href="Pictures/10000000000001E800000032DAF14BFF94FBCD66.png" xlink:type="simple" xlink:show="embed" xlink:actuate="onLoad" draw:mime-type="image/png"/></draw:frame><text:span text:style-name="T16"/></text:p>
      <text:p text:style-name="P6"><text:span text:style-name="T21">So actually </text:span><text:span text:style-name="Variable"><text:span text:style-name="T21">A[i][j]</text:span></text:span><text:span text:style-name="T21"> equals to </text:span><text:span text:style-name="Variable"><text:span text:style-name="T21">A[i * N + j]</text:span></text:span><text:span text:style-name="T21"> if we defined </text:span><text:span text:style-name="Emphasis"><text:span text:style-name="T21">A</text:span></text:span><text:span text:style-name="T21"> as a one-dimensional array which also contains</text:span><text:span text:style-name="T22"> </text:span><text:span text:style-name="Variable"><text:span text:style-name="T22">M </text:span></text:span><text:span text:style-name="Variable"><text:span text:style-name="T21">* N</text:span></text:span><text:span text:style-name="T21"> elements. </text:span><text:span text:style-name="T53">Dynamic </text:span></text:p>
      <text:p text:style-name="P6"><text:span text:style-name="T53"/></text:p>
      <text:p text:style-name="P6"><text:span text:style-name="T53"/></text:p>
      <text:p text:style-name="P6"><text:span text:style-name="T53"/></text:p>
      <text:p text:style-name="P9"><text:span text:style-name="T23">Dynamic 2D Array</text:span></text:p>
      <text:p text:style-name="Horizontal_20_Line"/>
      <text:p text:style-name="Text_20_body">Similar to the one-dimensional dynamic array, we can also define a dynamic two-dimensional array. Actually, it can be just <text:span text:style-name="Source_20_Text">a nested dynamic array</text:span>. You can try it out by yourself.</text:p>
      <text:p text:style-name="P7"><text:span text:style-name="T1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1-08T15:04:41.158000000</dc:date>
    <meta:editing-duration>PT13M29S</meta:editing-duration>
    <meta:editing-cycles>4</meta:editing-cycles>
    <meta:document-statistic meta:table-count="0" meta:image-count="1" meta:object-count="0" meta:page-count="2" meta:paragraph-count="37" meta:word-count="262" meta:character-count="1572" meta:non-whitespace-character-count="1248"/>
  </office:meta>
</office:document-meta>
</file>